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76fc" officeooo:paragraph-rsid="000076fc"/>
    </style:style>
    <style:style style:name="P2" style:family="paragraph" style:parent-style-name="Standard">
      <style:paragraph-properties fo:text-align="justify" style:justify-single-word="false"/>
      <style:text-properties officeooo:rsid="000076fc" officeooo:paragraph-rsid="000a7106"/>
    </style:style>
    <style:style style:name="T1" style:family="text">
      <style:text-properties officeooo:rsid="0001e281"/>
    </style:style>
    <style:style style:name="T2" style:family="text">
      <style:text-properties officeooo:rsid="0004f1da"/>
    </style:style>
    <style:style style:name="T3" style:family="text">
      <style:text-properties officeooo:rsid="00076235"/>
    </style:style>
    <style:style style:name="T4" style:family="text">
      <style:text-properties fo:font-style="italic" officeooo:rsid="00076235" style:font-style-asian="italic" style:font-style-complex="italic"/>
    </style:style>
    <style:style style:name="T5" style:family="text">
      <style:text-properties fo:font-style="italic" officeooo:rsid="0004f1d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1">Na tela de RateService, a avaliação será a cada serviço, deverá haver um campo texto onde o usuário poderá comentar a avaliação do serviço;</text:span></text:p>
      <text:p text:style-name="P1"/>
      <text:p text:style-name="P1">- <text:span text:style-name="T2">No </text:span><text:span text:style-name="T5">dashboard</text:span><text:span text:style-name="T2"> do profissional, serão listados todos os serviço requisitados no momento, o profissional poderá clicar em um desses serviços para poder detalhar o serviço demandado. O profissional poderá clicar em um botão para indicar que ele tem interesse no serviço.</text:span></text:p>
      <text:p text:style-name="P1"/>
      <text:p text:style-name="P2">- <text:span text:style-name="T3">No </text:span><text:span text:style-name="T4">dashboard</text:span><text:span text:style-name="T3"> do cliente, o cliente poderá clicar no botão Serviços Solicitados, e serão exidos todos os serviços ainda ativos, quando o cliente clicar em um desses serviços será exibida um tela parecida com a tela de Professional Required, serão indicados com um cor diferente os profissionais que já aceitaram o serviço, nesse caso, o profissional poderá ser detalhado com os detalhes do contato do mesmo e o cliente poderá entrar em contato com ele por telefone. Caso o cliente feche o serviço com algum profissional, ele deverá entrar nessa tela e clicar no botão ‘Profissional Selecionado’. Quando isso ocorrer, os outros profissionais não poderão mais indicar interesse no serviço e aparecerá a mensagem: “O serviço já está em atendimento por outro profissional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7:36:59.672040956</meta:creation-date>
    <dc:date>2016-09-20T13:15:07.675186183</dc:date>
    <meta:editing-duration>PT22M39S</meta:editing-duration>
    <meta:editing-cycles>8</meta:editing-cycles>
    <meta:generator>LibreOffice/5.2.1.2$Linux_X86_64 LibreOffice_project/20m0$Build-2</meta:generator>
    <meta:document-statistic meta:table-count="0" meta:image-count="0" meta:object-count="0" meta:page-count="1" meta:paragraph-count="3" meta:word-count="191" meta:character-count="1179" meta:non-whitespace-character-count="991"/>
  </office:meta>
</office:document-meta>
</file>